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14.35085in" svg:height="6.2516in" style:rel-width="scale" style:rel-height="scale"><draw:image xlink:href="media/image1.png" xlink:type="simple" xlink:show="embed" xlink:actuate="onLoad"/><svg:title/><svg:desc>Une image contenant carte, texte, atlas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Waeytens</meta:initial-creator>
    <dc:creator>Victor Waeytens</dc:creator>
    <meta:creation-date>2023-07-18T14:47:00Z</meta:creation-date>
    <dc:date>2023-07-18T14:50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